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d48" officeooo:paragraph-rsid="000ded48"/>
    </style:style>
    <style:style style:name="P2" style:family="paragraph" style:parent-style-name="Standard">
      <style:text-properties officeooo:rsid="000ec2a7" officeooo:paragraph-rsid="000ec2a7"/>
    </style:style>
    <style:style style:name="P3" style:family="paragraph" style:parent-style-name="Standard">
      <style:text-properties fo:font-size="18pt" fo:font-weight="bold" officeooo:rsid="000ec2a7" officeooo:paragraph-rsid="000ec2a7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ded48" officeooo:paragraph-rsid="000ded48" style:font-size-asian="18pt" style:font-weight-asian="bold" style:font-size-complex="18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officeooo:rsid="000ec2a7" officeooo:paragraph-rsid="000ec2a7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0e7f0b"/>
    </style:style>
    <style:style style:name="T2" style:family="text">
      <style:text-properties officeooo:rsid="0010bf1f"/>
    </style:style>
    <style:style style:name="T3" style:family="text">
      <style:text-properties fo:font-weight="bold"/>
    </style:style>
    <style:style style:name="T4" style:family="text">
      <style:text-properties officeooo:rsid="0012bb6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st New<text:span text:style-name="T4">s</text:span>: AI</text:p>
      <text:p text:style-name="P1"/>
      <text:p text:style-name="P1">Jaron Lanier:</text:p>
      <text:p text:style-name="P1"/>
      <text:p text:style-name="P1"><text:span text:style-name="T1">Jaron Lanier: </text:span>AI algotihms win against chess players, but not video game players. <text:span text:style-name="T1">(To check later)</text:span></text:p>
      <text:p text:style-name="P2">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07:02:45.910659372</meta:creation-date>
    <dc:date>2021-10-17T07:12:41.676377218</dc:date>
    <meta:editing-duration>PT9M5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2" meta:character-count="180" meta:non-whitespace-character-count="162"/>
  </office:meta>
</office:document-meta>
</file>